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ace" officeooo:paragraph-rsid="001c1ace"/>
    </style:style>
    <style:style style:name="P2" style:family="paragraph" style:parent-style-name="Standard">
      <style:text-properties officeooo:rsid="001c1ace" officeooo:paragraph-rsid="001c1ace"/>
    </style:style>
    <style:style style:name="P3" style:family="paragraph" style:parent-style-name="Standard">
      <style:text-properties officeooo:rsid="001c93ee" officeooo:paragraph-rsid="001c9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y:</text:p>
      <text:p text:style-name="P1"/>
      <text:p text:style-name="P1">Kammkeraamika</text:p>
      <text:p text:style-name="P1"/>
      <text:p text:style-name="P1">Metalliaeg : 1800-500 ekr pronksiaeg, 500 – 1200 pkr rauaaeg, 800- 1050 viikingiaeg.</text:p>
      <text:p text:style-name="P1">Tallinn → Keskajal</text:p>
      <text:p text:style-name="P1">Muinasajal → Lindanise</text:p>
      <text:p text:style-name="P1"/>
      <text:p text:style-name="P1">Muitsne vabadusvõitlus:</text:p>
      <text:p text:style-name="P1"/>
      <text:p text:style-name="P1">1208-1227, saksa kaubandushuvid idas, ning vajadus maale, kiriku laiendamine. Muinas eesti maakonnadl, liivlased, latgalid, m66gavendade ordu, venelased, taanlased, rootslased.</text:p>
      <text:p text:style-name="P1"/>
      <text:p text:style-name="P3">Liivi sõda:</text:p>
      <text:p text:style-name="P3"><text:tab/>1582 Jam Zapolski rahu, 1583 Pljussa rahu ning algab kolme kuninga aeg Eestis.</text:p>
      <text:p text:style-name="P3"/>
      <text:p text:style-name="P3">Kultuur:</text:p>
      <text:p text:style-name="P3"><text:tab/>Henriku Liivimaa kroonika, Katoliku kirik, 1517 reformatsioon ja tekkis luterlik kirik, 1535 Wandradt-koelli katekismus, 16.saj 2p Liivimaa kroonika ning kirikud olid ehitatud gootika stiilis.</text:p>
      <text:p text:style-name="P3"/>
      <text:p text:style-name="P3">Eesti libis Rootsi võimu alla.</text:p>
      <text:p text:style-name="P3">Altmargi rahu 1629, 1645 Brömsebro rahu, Academia gustaviana, Forseliuse seminar, Vastne Testa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0:37:30.377929928</meta:creation-date>
    <dc:date>2022-02-17T10:58:49.825254406</dc:date>
    <meta:editing-duration>PT43M32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13" meta:word-count="98" meta:character-count="764" meta:non-whitespace-character-count="676"/>
  </office:meta>
</office:document-meta>
</file>